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B00000243D4A0C44F.png" manifest:media-type="image/png"/>
  <manifest:file-entry manifest:full-path="Pictures/10000201000003E70000021034FAB82B.png" manifest:media-type="image/png"/>
  <manifest:file-entry manifest:full-path="Pictures/100002010000053100000239040A22BA.png" manifest:media-type="image/png"/>
  <manifest:file-entry manifest:full-path="Pictures/10000201000004B3000002095493D5B5.png" manifest:media-type="image/png"/>
  <manifest:file-entry manifest:full-path="Pictures/100002010000051600000236E45F5320.png" manifest:media-type="image/png"/>
  <manifest:file-entry manifest:full-path="Pictures/100002010000052C000001C2778BDC65.png" manifest:media-type="image/png"/>
  <manifest:file-entry manifest:full-path="Pictures/10000201000004ED0000017965D41555.png" manifest:media-type="image/png"/>
  <manifest:file-entry manifest:full-path="Pictures/100002010000051100000212992FE21F.png" manifest:media-type="image/png"/>
  <manifest:file-entry manifest:full-path="Pictures/10000201000003FE00000175637C334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x="0cm" svg:y="0.032cm" svg:width="17cm" svg:height="6.204cm" draw:z-index="0"><draw:image xlink:href="Pictures/10000201000003FE00000175637C334E.png" xlink:type="simple" xlink:show="embed" xlink:actuate="onLoad"/></draw:frame></text:p>
      <text:p text:style-name="Standard"/>
      <text:p text:style-name="Standard"><draw:frame draw:style-name="fr2" draw:name="Imagem2" text:anchor-type="paragraph" svg:width="17cm" svg:height="5.082cm" draw:z-index="1"><draw:image xlink:href="Pictures/10000201000004ED0000017965D41555.png" xlink:type="simple" xlink:show="embed" xlink:actuate="onLoad"/></draw:frame></text:p>
      <text:p text:style-name="Standard"/>
      <text:p text:style-name="Standard"/>
      <text:p text:style-name="Standard"><draw:frame draw:style-name="fr2" draw:name="Imagem3" text:anchor-type="paragraph" svg:width="17cm" svg:height="5.777cm" draw:z-index="2"><draw:image xlink:href="Pictures/100002010000052C000001C2778BDC6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m4" text:anchor-type="paragraph" svg:width="17cm" svg:height="7.389cm" draw:z-index="3"><draw:image xlink:href="Pictures/100002010000051600000236E45F5320.png" xlink:type="simple" xlink:show="embed" xlink:actuate="onLoad"/></draw:frame><text:soft-page-break/></text:p>
      <text:p text:style-name="Standard"/>
      <text:p text:style-name="Standard"><draw:frame draw:style-name="fr2" draw:name="Imagem5" text:anchor-type="paragraph" svg:width="17cm" svg:height="7.362cm" draw:z-index="4"><draw:image xlink:href="Pictures/10000201000004B3000002095493D5B5.png" xlink:type="simple" xlink:show="embed" xlink:actuate="onLoad"/></draw:frame></text:p>
      <text:p text:style-name="Standard"/>
      <text:p text:style-name="Standard"><draw:frame draw:style-name="fr2" draw:name="Imagem6" text:anchor-type="paragraph" svg:width="17cm" svg:height="7.278cm" draw:z-index="5"><draw:image xlink:href="Pictures/100002010000053100000239040A22BA.png" xlink:type="simple" xlink:show="embed" xlink:actuate="onLoad"/></draw:frame></text:p>
      <text:p text:style-name="Standard"/>
      <text:p text:style-name="Standard"/>
      <text:p text:style-name="Standard"><draw:frame draw:style-name="fr2" draw:name="Imagem7" text:anchor-type="paragraph" svg:width="17cm" svg:height="6.946cm" draw:z-index="6"><draw:image xlink:href="Pictures/100002010000051100000212992FE21F.png" xlink:type="simple" xlink:show="embed" xlink:actuate="onLoad"/></draw:frame><text:soft-page-break/></text:p>
      <text:p text:style-name="Standard"/>
      <text:p text:style-name="Standard"><draw:frame draw:style-name="fr2" draw:name="Imagem8" text:anchor-type="paragraph" svg:width="17cm" svg:height="8.983cm" draw:z-index="7"><draw:image xlink:href="Pictures/10000201000003E70000021034FAB82B.png" xlink:type="simple" xlink:show="embed" xlink:actuate="onLoad"/></draw:frame></text:p>
      <text:p text:style-name="Standard"/>
      <text:p text:style-name="Standard"><draw:frame draw:style-name="fr2" draw:name="Imagem9" text:anchor-type="paragraph" svg:width="17cm" svg:height="9.813cm" draw:z-index="8"><draw:image xlink:href="Pictures/10000201000003EB00000243D4A0C44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4:54:12.909000000</meta:creation-date>
    <dc:date>2018-03-28T15:02:22.531000000</dc:date>
    <meta:editing-duration>P0D</meta:editing-duration>
    <meta:editing-cycles>1</meta:editing-cycles>
    <meta:document-statistic meta:table-count="0" meta:image-count="9" meta:object-count="0" meta:page-count="4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